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Heading_20_1">
      <style:paragraph-properties fo:line-height="150%"/>
      <style:text-properties style:font-name="Liberation San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officeooo:paragraph-rsid="004e7e54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16cc4" officeooo:paragraph-rsid="00516cc4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248d2" officeooo:paragraph-rsid="005248d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248d2" officeooo:paragraph-rsid="005248d2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4e7e54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16cc4" officeooo:paragraph-rsid="00516cc4" style:font-size-asian="14pt" style:font-weight-asian="bold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officeooo:paragraph-rsid="005248d2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41a84b"/>
    </style:style>
    <style:style style:name="T6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1a84b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size="14pt" fo:font-weight="normal" officeooo:rsid="00516cc4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41a84b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bold" officeooo:rsid="005248d2" style:font-name-asian="Noto Serif CJK SC" style:font-size-asian="14pt" style:font-weight-asian="bold" style:font-name-complex="FreeSans1" style:font-size-complex="14pt" style:font-weight-complex="bold"/>
    </style:style>
    <style:style style:name="T11" style:family="text">
      <style:text-properties style:font-name="Liberation Sans" fo:font-size="14pt" fo:font-weight="normal" officeooo:rsid="005248d2" style:font-name-asian="Noto Serif CJK SC" style:font-size-asian="14pt" style:font-weight-asian="normal" style:font-name-complex="FreeSans1" style:font-size-complex="14pt" style:font-weight-complex="normal"/>
    </style:style>
    <style:style style:name="T12" style:family="text">
      <style:text-properties officeooo:rsid="00516cc4"/>
    </style:style>
    <style:style style:name="T13" style:family="text">
      <style:text-properties style:font-name="Liberation Serif" style:font-name-asian="Liberation Serif" style:font-name-complex="Liberation Serif"/>
    </style:style>
    <style:style style:name="T14" style:family="text">
      <style:text-properties style:font-name-asian="Noto Serif CJK SC" style:font-name-complex="FreeSans1"/>
    </style:style>
    <style:style style:name="T15" style:family="text">
      <style:text-properties officeooo:rsid="005248d2" style:font-name-asian="Noto Serif CJK SC" style:font-name-complex="FreeSans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16cc4" style:font-weight-asian="normal" style:font-weight-complex="normal"/>
    </style:style>
    <style:style style:name="T18" style:family="text">
      <style:text-properties fo:font-weight="normal" officeooo:rsid="005248d2" style:font-name-asian="Noto Serif CJK SC" style:font-weight-asian="normal" style:font-name-complex="FreeSans1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Objectif</text:span><text:span text:style-name="T6">s</text:span><text:span text:style-name="T9"> : </text:span><text:span text:style-name="T8">Découvrir la définition des nombres rationnels</text:span></text:p>
      <text:h text:style-name="P2" text:outline-level="1">Déroulé</text:h>
      <text:list xml:id="list3066543316" text:style-name="L2">
        <text:list-item>
          <text:p text:style-name="P7">Questions flash<text:span text:style-name="T16"> </text:span><text:span text:style-name="T17">(10 min)</text:span></text:p>
          <text:p text:style-name="P4">7² = … <text:s text:c="35"/><text:span text:style-name="T13">√</text:span><text:span text:style-name="T14">9 = ...</text:span></text:p>
          <text:p text:style-name="P4">3² = … <text:s text:c="35"/><text:span text:style-name="T13">√64</text:span><text:span text:style-name="T14"> = ...</text:span></text:p>
          <text:p text:style-name="P4">(-4)² = ... <text:s text:c="32"/><text:span text:style-name="T13">√121</text:span><text:span text:style-name="T14"> = ...</text:span></text:p>
          <text:p text:style-name="P4">(-1)² = ... <text:s text:c="32"/><text:span text:style-name="T13">√25</text:span><text:span text:style-name="T14"> = …</text:span></text:p>
          <text:p text:style-name="P4"><text:span text:style-name="T14"/></text:p>
        </text:list-item>
        <text:list-item>
          <text:p text:style-name="P8"><text:span text:style-name="T14">Activité </text:span><text:span text:style-name="T15">1 p. 53</text:span><text:span text:style-name="T18"> (40 min)</text:span></text:p>
          <text:list>
            <text:list-item>
              <text:p text:style-name="P5"><text:span text:style-name="T14">Egalité de quotients</text:span></text:p>
            </text:list-item>
            <text:list-item>
              <text:p text:style-name="P5"><text:span text:style-name="T14">Définition des nombres rationnels</text:span></text:p>
            </text:list-item>
          </text:list>
        </text:list-item>
      </text:list>
      <text:p text:style-name="P6"><text:span text:style-name="T14"/></text:p>
      <text:list xml:id="list95651260339203" text:continue-numbering="true" text:style-name="L2">
        <text:list-item>
          <text:p text:style-name="P9"><text:span text:style-name="T10">Evaluation translations</text:span><text:span text:style-name="T11"> (1h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0">
      <number:day number:calendar="jewish"/>
      <number:text> </number:text>
      <number:month number:calendar="jewish" number:style="long" number:textual="true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516cc4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ce2e4"/>
    </style:style>
    <style:style style:name="MT5" style:family="text">
      <style:text-properties officeooo:rsid="004e345b"/>
    </style:style>
    <style:style style:name="MT6" style:family="text">
      <style:text-properties officeooo:rsid="0041a84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1">5</text:span><text:span text:style-name="MT4"> – </text:span><text:span text:style-name="MT5">Nombres </text:span><text:span text:style-name="MT1">rationnels</text:span><text:tab/><text:span text:style-name="MT3">Séance </text:span><text:span text:style-name="MT1">1 (2h) </text:span><text:span text:style-name="MT6">- </text:span><text:span text:style-name="MT1">13</text:span><text:span text:style-name="MT6">/</text:span><text:span text:style-name="MT5">1</text:span><text:span text:style-name="MT1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1-15T09:56:49.982572254</dc:date>
    <meta:editing-duration>PT9H48M12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7" meta:character-count="468" meta:non-whitespace-character-count="282"/>
  </office:meta>
</office:document-meta>
</file>